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Monospace" svg:font-family="Monospace"/>
    <style:font-face style:name="Monospace1" svg:font-family="Monospace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in"/>
    </style:style>
    <style:style style:name="co2" style:family="table-column">
      <style:table-column-properties fo:break-before="auto" style:column-width="2.927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2709in"/>
    </style:style>
    <style:style style:name="co5" style:family="table-column">
      <style:table-column-properties fo:break-before="auto" style:column-width="1.927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2.302in"/>
    </style:style>
    <style:style style:name="co12" style:family="table-column">
      <style:table-column-properties fo:break-before="auto" style:column-width="0.656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c0" style:font-name="Monospace" fo:font-size="10pt" style:font-name-asian="Monospace" style:font-size-asian="10pt" style:font-name-complex="Monospace" style:font-size-complex="10pt"/>
    </style:style>
    <style:style style:name="ce3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4" style:family="table-cell" style:parent-style-name="Default" style:data-style-name="N0">
      <style:text-properties style:font-name="Monospace1" fo:font-size="10pt" style:font-name-asian="Monospace1" style:font-size-asian="10pt" style:font-name-complex="Monospace1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9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ext-properties fo:color="#1a1a1a" style:font-name="Monospace" fo:font-size="10pt" style:font-name-asian="Monospace" style:font-size-asian="10pt" style:font-name-complex="Monospace" style:font-size-complex="10pt"/>
    </style:style>
    <style:style style:name="ce11" style:family="table-cell" style:parent-style-name="Default" style:data-style-name="N0">
      <style:table-cell-properties fo:background-color="#0084d1"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</office:automatic-styles>
  <office:body>
    <office:spreadsheet>
      <table:calculation-settings table:case-sensitive="false" table:search-criteria-must-apply-to-whole-cell="false"/>
      <table:table table:name="Main_Te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7"/>
        <table:table-column table:style-name="co3" table:number-columns-repeated="3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table:style-name="ce1" office:value-type="string" calcext:value-type="string" table:number-columns-spanned="2" table:number-rows-spanned="1">
            <text:p>Low Limit</text:p>
          </table:table-cell>
          <table:covered-table-cell/>
          <table:table-cell table:style-name="ce1"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 table:number-columns-spanned="1" table:number-rows-spanned="2"/>
          <table:table-cell table:number-columns-repeated="1012"/>
        </table:table-row>
        <table:table-row table:style-name="ro1">
          <table:covered-table-cell table:number-columns-repeated="4"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office:value-type="string" calcext:value-type="string">
            <text:p>**.LB1_IN1_LB_OUT_B5</text:p>
          </table:table-cell>
          <table:table-cell office:value-type="string" calcext:value-type="string">
            <text:p>ptdInLoss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00" calcext:value-type="float">
            <text:p>7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2_LB_OUT_B28</text:p>
          </table:table-cell>
          <table:table-cell office:value-type="string" calcext:value-type="string">
            <text:p>ptdInLoss</text:p>
          </table:table-cell>
          <table:table-cell office:value-type="float" office:value="70100000" calcext:value-type="float">
            <text:p>701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10" calcext:value-type="float">
            <text:p>70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3_LB_OUT_B8</text:p>
          </table:table-cell>
          <table:table-cell office:value-type="string" calcext:value-type="string">
            <text:p>ptdInLoss</text:p>
          </table:table-cell>
          <table:table-cell office:value-type="float" office:value="70200000" calcext:value-type="float">
            <text:p>702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20" calcext:value-type="float">
            <text:p>70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4_LB_OUT_B13</text:p>
          </table:table-cell>
          <table:table-cell office:value-type="string" calcext:value-type="string">
            <text:p>ptdInLoss</text:p>
          </table:table-cell>
          <table:table-cell office:value-type="float" office:value="70300000" calcext:value-type="float">
            <text:p>703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30" calcext:value-type="float">
            <text:p>70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5_LB_OUT_B20</text:p>
          </table:table-cell>
          <table:table-cell office:value-type="string" calcext:value-type="string">
            <text:p>ptdInLoss</text:p>
          </table:table-cell>
          <table:table-cell office:value-type="float" office:value="70400000" calcext:value-type="float">
            <text:p>704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40" calcext:value-type="float">
            <text:p>70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1_MHB1_OUT_B40</text:p>
          </table:table-cell>
          <table:table-cell office:value-type="string" calcext:value-type="string">
            <text:p>ptdInLoss</text:p>
          </table:table-cell>
          <table:table-cell office:value-type="float" office:value="70500000" calcext:value-type="float">
            <text:p>705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50" calcext:value-type="float">
            <text:p>70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2_MHB1_OUT_B3</text:p>
          </table:table-cell>
          <table:table-cell office:value-type="string" calcext:value-type="string">
            <text:p>ptdInLoss</text:p>
          </table:table-cell>
          <table:table-cell office:value-type="float" office:value="70600000" calcext:value-type="float">
            <text:p>706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60" calcext:value-type="float">
            <text:p>70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3_MHB1_OUT_B1</text:p>
          </table:table-cell>
          <table:table-cell office:value-type="string" calcext:value-type="string">
            <text:p>ptdInLoss</text:p>
          </table:table-cell>
          <table:table-cell office:value-type="float" office:value="70700000" calcext:value-type="float">
            <text:p>707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70" calcext:value-type="float">
            <text:p>70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2_MHB3_OUT_B3</text:p>
          </table:table-cell>
          <table:table-cell office:value-type="string" calcext:value-type="string">
            <text:p>ptdInLoss</text:p>
          </table:table-cell>
          <table:table-cell office:value-type="float" office:value="70800000" calcext:value-type="float">
            <text:p>708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80" calcext:value-type="float">
            <text:p>70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1_MHB2_OUT_B2</text:p>
          </table:table-cell>
          <table:table-cell office:value-type="string" calcext:value-type="string">
            <text:p>ptdInLoss</text:p>
          </table:table-cell>
          <table:table-cell office:value-type="float" office:value="70900000" calcext:value-type="float">
            <text:p>709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090" calcext:value-type="float">
            <text:p>70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2_MHB2_OUT_B11</text:p>
          </table:table-cell>
          <table:table-cell office:value-type="string" calcext:value-type="string">
            <text:p>ptdInLoss</text:p>
          </table:table-cell>
          <table:table-cell office:value-type="float" office:value="71000000" calcext:value-type="float">
            <text:p>710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6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00" calcext:value-type="float">
            <text:p>7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3_MHB2_OUT_B39</text:p>
          </table:table-cell>
          <table:table-cell office:value-type="string" calcext:value-type="string">
            <text:p>ptdInLoss</text:p>
          </table:table-cell>
          <table:table-cell office:value-type="float" office:value="71100000" calcext:value-type="float">
            <text:p>711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10" calcext:value-type="float">
            <text:p>71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2_MHB3_OUT_B11</text:p>
          </table:table-cell>
          <table:table-cell office:value-type="string" calcext:value-type="string">
            <text:p>ptdInLoss</text:p>
          </table:table-cell>
          <table:table-cell office:value-type="float" office:value="71200000" calcext:value-type="float">
            <text:p>712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6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20" calcext:value-type="float">
            <text:p>7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1_MHB1_OUT_B41</text:p>
          </table:table-cell>
          <table:table-cell office:value-type="string" calcext:value-type="string">
            <text:p>ptdInLoss</text:p>
          </table:table-cell>
          <table:table-cell office:value-type="float" office:value="71300000" calcext:value-type="float">
            <text:p>713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30" calcext:value-type="float">
            <text:p>71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2_MHB1_OUT_B40</text:p>
          </table:table-cell>
          <table:table-cell table:style-name="ce2" office:value-type="string" calcext:value-type="string">
            <text:p>ptdInLoss</text:p>
          </table:table-cell>
          <table:table-cell office:value-type="float" office:value="71400000" calcext:value-type="float">
            <text:p>714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40" calcext:value-type="float">
            <text:p>71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2_MHB3_OUT_B40</text:p>
          </table:table-cell>
          <table:table-cell table:style-name="ce3" office:value-type="string" calcext:value-type="string">
            <text:p>ptdInLoss</text:p>
          </table:table-cell>
          <table:table-cell office:value-type="float" office:value="71500000" calcext:value-type="float">
            <text:p>715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50" calcext:value-type="float">
            <text:p>71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1_MHB2_OUT_B38</text:p>
          </table:table-cell>
          <table:table-cell table:style-name="ce2" office:value-type="string" calcext:value-type="string">
            <text:p>ptdInLoss</text:p>
          </table:table-cell>
          <table:table-cell office:value-type="float" office:value="71600000" calcext:value-type="float">
            <text:p>716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60" calcext:value-type="float">
            <text:p>71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2_MHB2_OUT_B30</text:p>
          </table:table-cell>
          <table:table-cell table:style-name="ce4" office:value-type="string" calcext:value-type="string">
            <text:p>ptdInLoss</text:p>
          </table:table-cell>
          <table:table-cell office:value-type="float" office:value="71700000" calcext:value-type="float">
            <text:p>717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70" calcext:value-type="float">
            <text:p>71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2_MHB3_OUT_B30</text:p>
          </table:table-cell>
          <table:table-cell table:style-name="ce4" office:value-type="string" calcext:value-type="string">
            <text:p>ptdInLoss</text:p>
          </table:table-cell>
          <table:table-cell office:value-type="float" office:value="71800000" calcext:value-type="float">
            <text:p>718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80" calcext:value-type="float">
            <text:p>71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UX_IN1_MHB3_OUT_B23</text:p>
          </table:table-cell>
          <table:table-cell table:style-name="ce4" office:value-type="string" calcext:value-type="string">
            <text:p>ptdInLoss</text:p>
          </table:table-cell>
          <table:table-cell office:value-type="float" office:value="71900000" calcext:value-type="float">
            <text:p>71900000</text:p>
          </table:table-cell>
          <table:table-cell office:value-type="string" calcext:value-type="string">
            <text:p>In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190" calcext:value-type="float">
            <text:p>7190</text:p>
          </table:table-cell>
          <table:table-cell table:number-columns-repeated="1014"/>
        </table:table-row>
        <table:table-row table:style-name="ro2">
          <table:table-cell/>
          <table:table-cell table:style-name="ce4"/>
          <table:table-cell table:number-columns-repeated="2"/>
          <table:table-cell table:style-name="ce5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**.LB1_IN1_LB_OUT_B5</text:p>
          </table:table-cell>
          <table:table-cell table:style-name="ce4" office:value-type="string" calcext:value-type="string">
            <text:p>ptdOutLoss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00" calcext:value-type="float">
            <text:p>72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2_LB_OUT_B28</text:p>
          </table:table-cell>
          <table:table-cell table:style-name="ce4" office:value-type="string" calcext:value-type="string">
            <text:p>ptdOutLoss</text:p>
          </table:table-cell>
          <table:table-cell office:value-type="float" office:value="72100000" calcext:value-type="float">
            <text:p>721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10" calcext:value-type="float">
            <text:p>72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3_LB_OUT_B8</text:p>
          </table:table-cell>
          <table:table-cell table:style-name="ce4" office:value-type="string" calcext:value-type="string">
            <text:p>ptdOutLoss</text:p>
          </table:table-cell>
          <table:table-cell office:value-type="float" office:value="72200000" calcext:value-type="float">
            <text:p>722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20" calcext:value-type="float">
            <text:p>72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4_LB_OUT_B13</text:p>
          </table:table-cell>
          <table:table-cell table:style-name="ce4" office:value-type="string" calcext:value-type="string">
            <text:p>ptdOutLoss</text:p>
          </table:table-cell>
          <table:table-cell office:value-type="float" office:value="72300000" calcext:value-type="float">
            <text:p>723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30" calcext:value-type="float">
            <text:p>72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5_LB_OUT_B20</text:p>
          </table:table-cell>
          <table:table-cell table:style-name="ce2" office:value-type="string" calcext:value-type="string">
            <text:p>ptdOutLoss</text:p>
          </table:table-cell>
          <table:table-cell office:value-type="float" office:value="72400000" calcext:value-type="float">
            <text:p>724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40" calcext:value-type="float">
            <text:p>7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1_MHB1_OUT_B40</text:p>
          </table:table-cell>
          <table:table-cell office:value-type="string" calcext:value-type="string">
            <text:p>ptdOutLoss</text:p>
          </table:table-cell>
          <table:table-cell office:value-type="float" office:value="72500000" calcext:value-type="float">
            <text:p>725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50" calcext:value-type="float">
            <text:p>72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2_MHB1_OUT_B3</text:p>
          </table:table-cell>
          <table:table-cell office:value-type="string" calcext:value-type="string">
            <text:p>ptdOutLoss</text:p>
          </table:table-cell>
          <table:table-cell office:value-type="float" office:value="72600000" calcext:value-type="float">
            <text:p>726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60" calcext:value-type="float">
            <text:p>72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3_MHB1_OUT_B1</text:p>
          </table:table-cell>
          <table:table-cell office:value-type="string" calcext:value-type="string">
            <text:p>ptdOutLoss</text:p>
          </table:table-cell>
          <table:table-cell office:value-type="float" office:value="72700000" calcext:value-type="float">
            <text:p>727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70" calcext:value-type="float">
            <text:p>72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2_MHB3_OUT_B3</text:p>
          </table:table-cell>
          <table:table-cell office:value-type="string" calcext:value-type="string">
            <text:p>ptdOutLoss</text:p>
          </table:table-cell>
          <table:table-cell office:value-type="float" office:value="72800000" calcext:value-type="float">
            <text:p>728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80" calcext:value-type="float">
            <text:p>7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1_MHB2_OUT_B2</text:p>
          </table:table-cell>
          <table:table-cell office:value-type="string" calcext:value-type="string">
            <text:p>ptdOutLoss</text:p>
          </table:table-cell>
          <table:table-cell office:value-type="float" office:value="72900000" calcext:value-type="float">
            <text:p>729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290" calcext:value-type="float">
            <text:p>72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2_MHB2_OUT_B11</text:p>
          </table:table-cell>
          <table:table-cell office:value-type="string" calcext:value-type="string">
            <text:p>ptdOutLoss</text:p>
          </table:table-cell>
          <table:table-cell office:value-type="float" office:value="73000000" calcext:value-type="float">
            <text:p>730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00" calcext:value-type="float">
            <text:p>7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3_MHB2_OUT_B39</text:p>
          </table:table-cell>
          <table:table-cell office:value-type="string" calcext:value-type="string">
            <text:p>ptdOutLoss</text:p>
          </table:table-cell>
          <table:table-cell office:value-type="float" office:value="73100000" calcext:value-type="float">
            <text:p>731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10" calcext:value-type="float">
            <text:p>73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2_MHB3_OUT_B11</text:p>
          </table:table-cell>
          <table:table-cell office:value-type="string" calcext:value-type="string">
            <text:p>ptdOutLoss</text:p>
          </table:table-cell>
          <table:table-cell office:value-type="float" office:value="73200000" calcext:value-type="float">
            <text:p>732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20" calcext:value-type="float">
            <text:p>73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1_MHB1_OUT_B41</text:p>
          </table:table-cell>
          <table:table-cell office:value-type="string" calcext:value-type="string">
            <text:p>ptdOutLoss</text:p>
          </table:table-cell>
          <table:table-cell office:value-type="float" office:value="73300000" calcext:value-type="float">
            <text:p>733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30" calcext:value-type="float">
            <text:p>73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2_MHB1_OUT_B40</text:p>
          </table:table-cell>
          <table:table-cell table:style-name="ce2" office:value-type="string" calcext:value-type="string">
            <text:p>ptdOutLoss</text:p>
          </table:table-cell>
          <table:table-cell office:value-type="float" office:value="73400000" calcext:value-type="float">
            <text:p>734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40" calcext:value-type="float">
            <text:p>73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2_MHB3_OUT_B40</text:p>
          </table:table-cell>
          <table:table-cell office:value-type="string" calcext:value-type="string">
            <text:p>ptdOutLoss</text:p>
          </table:table-cell>
          <table:table-cell office:value-type="float" office:value="73500000" calcext:value-type="float">
            <text:p>735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50" calcext:value-type="float">
            <text:p>73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1_MHB2_OUT_B38</text:p>
          </table:table-cell>
          <table:table-cell table:style-name="ce2" office:value-type="string" calcext:value-type="string">
            <text:p>ptdOutLoss</text:p>
          </table:table-cell>
          <table:table-cell office:value-type="float" office:value="73600000" calcext:value-type="float">
            <text:p>736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60" calcext:value-type="float">
            <text:p>73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2_MHB2_OUT_B30</text:p>
          </table:table-cell>
          <table:table-cell office:value-type="string" calcext:value-type="string">
            <text:p>ptdOutLoss</text:p>
          </table:table-cell>
          <table:table-cell office:value-type="float" office:value="73700000" calcext:value-type="float">
            <text:p>737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6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70" calcext:value-type="float">
            <text:p>73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2_MHB3_OUT_B30</text:p>
          </table:table-cell>
          <table:table-cell table:style-name="ce2" office:value-type="string" calcext:value-type="string">
            <text:p>ptdOutLoss</text:p>
          </table:table-cell>
          <table:table-cell office:value-type="float" office:value="73800000" calcext:value-type="float">
            <text:p>738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6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80" calcext:value-type="float">
            <text:p>73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UX_IN1_MHB3_OUT_B23</text:p>
          </table:table-cell>
          <table:table-cell office:value-type="string" calcext:value-type="string">
            <text:p>ptdOutLoss</text:p>
          </table:table-cell>
          <table:table-cell office:value-type="float" office:value="73900000" calcext:value-type="float">
            <text:p>73900000</text:p>
          </table:table-cell>
          <table:table-cell office:value-type="string" calcext:value-type="string">
            <text:p>OutDeltaLoss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390" calcext:value-type="float">
            <text:p>739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**.LB1_IN1_LB_OUT_B5</text:p>
          </table:table-cell>
          <table:table-cell office:value-type="string" calcext:value-type="string">
            <text:p>ptdOutLossL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00" calcext:value-type="float">
            <text:p>74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2_LB_OUT_B28</text:p>
          </table:table-cell>
          <table:table-cell office:value-type="string" calcext:value-type="string">
            <text:p>ptdOutLossL</text:p>
          </table:table-cell>
          <table:table-cell office:value-type="float" office:value="74100000" calcext:value-type="float">
            <text:p>741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10" calcext:value-type="float">
            <text:p>74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3_LB_OUT_B8</text:p>
          </table:table-cell>
          <table:table-cell office:value-type="string" calcext:value-type="string">
            <text:p>ptdOutLossL</text:p>
          </table:table-cell>
          <table:table-cell office:value-type="float" office:value="74200000" calcext:value-type="float">
            <text:p>742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20" calcext:value-type="float">
            <text:p>74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4_LB_OUT_B13</text:p>
          </table:table-cell>
          <table:table-cell office:value-type="string" calcext:value-type="string">
            <text:p>ptdOutLossL</text:p>
          </table:table-cell>
          <table:table-cell office:value-type="float" office:value="74300000" calcext:value-type="float">
            <text:p>743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30" calcext:value-type="float">
            <text:p>74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LB1_IN5_LB_OUT_B20</text:p>
          </table:table-cell>
          <table:table-cell office:value-type="string" calcext:value-type="string">
            <text:p>ptdOutLossL</text:p>
          </table:table-cell>
          <table:table-cell office:value-type="float" office:value="74400000" calcext:value-type="float">
            <text:p>744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40" calcext:value-type="float">
            <text:p>74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1_MHB1_OUT_B40</text:p>
          </table:table-cell>
          <table:table-cell office:value-type="string" calcext:value-type="string">
            <text:p>ptdOutLossL</text:p>
          </table:table-cell>
          <table:table-cell office:value-type="float" office:value="74500000" calcext:value-type="float">
            <text:p>74500000</text:p>
          </table:table-cell>
          <table:table-cell table:style-name="ce4"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50" calcext:value-type="float">
            <text:p>745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2_MHB1_OUT_B3</text:p>
          </table:table-cell>
          <table:table-cell office:value-type="string" calcext:value-type="string">
            <text:p>ptdOutLossL</text:p>
          </table:table-cell>
          <table:table-cell office:value-type="float" office:value="74600000" calcext:value-type="float">
            <text:p>746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60" calcext:value-type="float">
            <text:p>74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1_IN3_MHB1_OUT_B1</text:p>
          </table:table-cell>
          <table:table-cell office:value-type="string" calcext:value-type="string">
            <text:p>ptdOutLossL</text:p>
          </table:table-cell>
          <table:table-cell office:value-type="float" office:value="74700000" calcext:value-type="float">
            <text:p>747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70" calcext:value-type="float">
            <text:p>747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1_MHB2_OUT_B2</text:p>
          </table:table-cell>
          <table:table-cell office:value-type="string" calcext:value-type="string">
            <text:p>ptdOutLossL</text:p>
          </table:table-cell>
          <table:table-cell office:value-type="float" office:value="74800000" calcext:value-type="float">
            <text:p>748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80" calcext:value-type="float">
            <text:p>74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2_MHB2_OUT_B11</text:p>
          </table:table-cell>
          <table:table-cell office:value-type="string" calcext:value-type="string">
            <text:p>ptdOutLossL</text:p>
          </table:table-cell>
          <table:table-cell office:value-type="float" office:value="74900000" calcext:value-type="float">
            <text:p>749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490" calcext:value-type="float">
            <text:p>74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MB2_IN3_MHB2_OUT_B39</text:p>
          </table:table-cell>
          <table:table-cell office:value-type="string" calcext:value-type="string">
            <text:p>ptdOutLossL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500" calcext:value-type="float">
            <text:p>75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1_MHB1_OUT_B41</text:p>
          </table:table-cell>
          <table:table-cell office:value-type="string" calcext:value-type="string">
            <text:p>ptdOutLossL</text:p>
          </table:table-cell>
          <table:table-cell office:value-type="float" office:value="75100000" calcext:value-type="float">
            <text:p>751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510" calcext:value-type="float">
            <text:p>75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1_IN2_MHB1_OUT_B40</text:p>
          </table:table-cell>
          <table:table-cell office:value-type="string" calcext:value-type="string">
            <text:p>ptdOutLossL</text:p>
          </table:table-cell>
          <table:table-cell office:value-type="float" office:value="75200000" calcext:value-type="float">
            <text:p>752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office:value-type="float" office:value="7520" calcext:value-type="float">
            <text:p>75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1_MHB2_OUT_B38</text:p>
          </table:table-cell>
          <table:table-cell office:value-type="string" calcext:value-type="string">
            <text:p>ptdOutLossL</text:p>
          </table:table-cell>
          <table:table-cell office:value-type="float" office:value="75300000" calcext:value-type="float">
            <text:p>753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table:style-name="ce8" office:value-type="float" office:value="7530" calcext:value-type="float">
            <text:p>75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**.HB2_IN2_MHB2_OUT_B30</text:p>
          </table:table-cell>
          <table:table-cell office:value-type="string" calcext:value-type="string">
            <text:p>ptdOutLossL</text:p>
          </table:table-cell>
          <table:table-cell office:value-type="float" office:value="75400000" calcext:value-type="float">
            <text:p>75400000</text:p>
          </table:table-cell>
          <table:table-cell office:value-type="string" calcext:value-type="string">
            <text:p>OutDeltaLossL</text:p>
          </table:table-cell>
          <table:table-cell table:number-columns-repeated="2" table:style-name="ce5" office:value-type="float" office:value="-0.8" calcext:value-type="float">
            <text:p>-0.8</text:p>
          </table:table-cell>
          <table:table-cell table:number-columns-repeated="2" table:style-name="ce5" office:value-type="float" office:value="0.8" calcext:value-type="float">
            <text:p>0.8</text:p>
          </table:table-cell>
          <table:table-cell office:value-type="string" calcext:value-type="string">
            <text:p>dB</text:p>
          </table:table-cell>
          <table:table-cell table:style-name="ce8" office:value-type="float" office:value="7540" calcext:value-type="float">
            <text:p>7540</text:p>
          </table:table-cell>
          <table:table-cell table:number-columns-repeated="1014"/>
        </table:table-row>
        <table:table-row table:style-name="ro2" table:number-rows-repeated="3">
          <table:table-cell table:number-columns-repeated="9"/>
          <table:table-cell table:style-name="ce8"/>
          <table:table-cell table:number-columns-repeated="1014"/>
        </table:table-row>
        <table:table-row table:style-name="ro2">
          <table:table-cell table:number-columns-repeated="4"/>
          <table:table-cell table:style-name="ce1" table:number-columns-repeated="4"/>
          <table:table-cell/>
          <table:table-cell table:style-name="ce8"/>
          <table:table-cell table:number-columns-repeated="1014"/>
        </table:table-row>
        <table:table-row table:style-name="ro2" table:number-rows-repeated="5">
          <table:table-cell table:number-columns-repeated="9"/>
          <table:table-cell table:style-name="ce8"/>
          <table:table-cell table:number-columns-repeated="1014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6">
          <table:table-cell table:number-columns-repeated="1024"/>
        </table:table-row>
        <table:table-row table:style-name="ro1" table:number-rows-repeated="154">
          <table:table-cell table:number-columns-repeated="2"/>
          <table:table-cell table:style-name="ce5"/>
          <table:table-cell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 table:number-rows-repeated="154">
          <table:table-cell table:number-columns-repeated="2"/>
          <table:table-cell table:style-name="ce5"/>
          <table:table-cell/>
          <table:table-cell table:style-name="ce1" table:number-columns-repeated="4"/>
          <table:table-cell table:number-columns-repeated="1016"/>
        </table:table-row>
        <table:table-row table:style-name="ro3" table:number-rows-repeated="10481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l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71" table:default-cell-style-name="ce1"/>
        <table:table-column table:style-name="co6" table:number-columns-repeated="847" table:default-cell-style-name="ce1"/>
        <table:table-column table:style-name="co7" table:default-cell-style-name="ce1"/>
        <table:table-row table:style-name="ro1">
          <table:table-cell table:style-name="ce9" office:value-type="string" calcext:value-type="string" table:number-columns-spanned="1" table:number-rows-spanned="2">
            <text:p>Test Suite</text:p>
          </table:table-cell>
          <table:table-cell table:style-name="ce9" office:value-type="string" calcext:value-type="string" table:number-columns-spanned="1" table:number-rows-spanned="2">
            <text:p>Parameter Group Collection</text:p>
          </table:table-cell>
          <table:table-cell table:style-name="ce11" office:value-type="string" calcext:value-type="string" table:number-columns-spanned="1" table:number-rows-spanned="2">
            <text:p>Parameter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style-name="ce9" office:value-type="string" calcext:value-type="string" table:number-columns-spanned="1" table:number-rows-spanned="2">
            <text:p>Value</text:p>
          </table:table-cell>
          <table:table-cell table:number-columns-repeated="848"/>
        </table:table-row>
        <table:table-row table:style-name="ro1">
          <table:covered-table-cell table:number-columns-repeated="176"/>
          <table:table-cell table:number-columns-repeated="848"/>
        </table:table-row>
        <table:table-row table:style-name="ro2">
          <table:table-cell office:value-type="string" calcext:value-type="string">
            <text:p>LB1_IN1_LB_OUT_B5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881.5" calcext:value-type="float">
            <text:p>881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1_IN2_LB_OUT_B28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780.5" calcext:value-type="float">
            <text:p>78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1_IN3_LB_OUT_B8</text:p>
          </table:table-cell>
          <table:table-cell/>
          <table:table-cell office:value-type="string" calcext:value-type="string">
            <text:p>mFreq</text:p>
          </table:table-cell>
          <table:table-cell table:style-name="ce12" office:value-type="float" office:value="942.5" calcext:value-type="float">
            <text:p>942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B1_IN4_LB_OUT_B13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751" calcext:value-type="float">
            <text:p>751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LB1_IN5_LB_OUT_B20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806" calcext:value-type="float">
            <text:p>80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0" office:value-type="string" calcext:value-type="string">
            <text:p>MB1_IN1_MHB1_OUT_B40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350" calcext:value-type="float">
            <text:p>2350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MB1_IN2_MHB1_OUT_B3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1842.5" calcext:value-type="float">
            <text:p>18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B1_IN3_MHB1_OUT_B1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140" calcext:value-type="float">
            <text:p>214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B1_IN2_MHB3_OUT_B3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1842.5" calcext:value-type="float">
            <text:p>1842.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B2_IN1_MHB2_OUT_B2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1960" calcext:value-type="float">
            <text:p>196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B2_IN2_MHB2_OUT_B11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1485.9" calcext:value-type="float">
            <text:p>1485.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B2_IN3_MHB2_OUT_B39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B2_IN2_MHB3_OUT_B11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1485.9" calcext:value-type="float">
            <text:p>1485.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B1_IN1_MHB1_OUT_B41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593" calcext:value-type="float">
            <text:p>2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B1_IN2_MHB1_OUT_B40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350" calcext:value-type="float">
            <text:p>235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B1_IN2_MHB3_OUT_B40</text:p>
          </table:table-cell>
          <table:table-cell/>
          <table:table-cell office:value-type="string" calcext:value-type="string">
            <text:p>mFreq</text:p>
          </table:table-cell>
          <table:table-cell table:style-name="ce8" office:value-type="float" office:value="2350" calcext:value-type="float">
            <text:p>235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B2_IN1_MHB2_OUT_B38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595" calcext:value-type="float">
            <text:p>259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B2_IN2_MHB2_OUT_B30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355" calcext:value-type="float">
            <text:p>235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B2_IN2_MHB3_OUT_B30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355" calcext:value-type="float">
            <text:p>235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UX_IN1_MHB3_OUT_B23</text:p>
          </table:table-cell>
          <table:table-cell/>
          <table:table-cell office:value-type="string" calcext:value-type="string">
            <text:p>mFreq</text:p>
          </table:table-cell>
          <table:table-cell office:value-type="float" office:value="2190" calcext:value-type="float">
            <text:p>2190</text:p>
          </table:table-cell>
          <table:table-cell table:number-columns-repeated="1020"/>
        </table:table-row>
        <table:table-row table:style-name="ro4" table:number-rows-repeated="1048437">
          <table:table-cell table:number-columns-repeated="1024"/>
        </table:table-row>
        <table:table-row table:style-name="ro5" table:number-rows-repeated="1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1'"/>
    <style:font-face style:name="Monospace" svg:font-family="Monospace"/>
    <style:font-face style:name="Monospace1" svg:font-family="Monospace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3:57:40.546882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8-01-17T11:02:11Z</meta:creation-date>
    <dc:date>2018-05-24T14:06:16.447106890</dc:date>
    <meta:editing-cycles>892</meta:editing-cycles>
    <meta:editing-duration>PT16H44M27S</meta:editing-duration>
    <meta:document-statistic meta:table-count="2" meta:cell-count="799" meta:object-count="0"/>
    <meta:user-defined meta:name="_change"/>
    <meta:user-defined meta:name="_full-control"/>
    <meta:user-defined meta:name="_readonly"/>
    <meta:user-defined meta:name="sflag">1521193622</meta:user-defined>
  </office:meta>
</office:document-meta>
</file>